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Gothic" svg:font-family="Gothic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textarea-vertical-align="bottom" fo:min-height="0.778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fo:min-height="0.409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right" fo:min-height="0.409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3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 style:list-style-name="L1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right" fo:min-height="0.409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right" fo:min-height="0.409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4cm" svg:height="2.999cm" svg:x="2.863cm" svg:y="4.919cm" svg:viewBox="0 0 4001 3000" draw:points="0,3000 501,0 4001,3000">
          <text:p/>
        </draw:polygon>
        <draw:frame draw:style-name="gr2" draw:text-style-name="P3" draw:layer="layout" svg:width="0.625cm" svg:height="1.028cm" svg:x="2.767cm" svg:y="4.158cm">
          <draw:text-box>
            <text:p text:style-name="P2"><text:span text:style-name="T1">A</text:span></text:p>
          </draw:text-box>
        </draw:frame>
        <draw:frame draw:style-name="gr3" draw:text-style-name="P3" draw:layer="layout" svg:width="0.502cm" svg:height="0.659cm" svg:x="6.675cm" svg:y="7.515cm">
          <draw:text-box>
            <text:p text:style-name="P2"><text:span text:style-name="T1">C</text:span></text:p>
          </draw:text-box>
        </draw:frame>
        <draw:frame draw:style-name="gr4" draw:text-style-name="P3" draw:layer="layout" svg:width="0.671cm" svg:height="0.659cm" svg:x="2.289cm" svg:y="7.54cm">
          <draw:text-box>
            <text:p text:style-name="P2"><text:span text:style-name="T1">B</text:span></text:p>
          </draw:text-box>
        </draw:frame>
        <draw:g>
          <draw:line draw:style-name="gr5" draw:text-style-name="P1" draw:layer="layout" svg:x1="3.927cm" svg:y1="7.86cm" svg:x2="3.805cm" svg:y2="7.992cm">
            <text:p/>
          </draw:line>
          <draw:line draw:style-name="gr6" draw:text-style-name="P1" draw:layer="layout" svg:x1="4.028cm" svg:y1="7.86cm" svg:x2="3.906cm" svg:y2="7.992cm">
            <text:p/>
          </draw:line>
        </draw:g>
        <draw:g>
          <draw:line draw:style-name="gr7" draw:text-style-name="P1" draw:layer="layout" svg:x1="5.728cm" svg:y1="7.86cm" svg:x2="5.606cm" svg:y2="7.992cm">
            <text:p/>
          </draw:line>
          <draw:line draw:style-name="gr8" draw:text-style-name="P1" draw:layer="layout" svg:x1="5.829cm" svg:y1="7.86cm" svg:x2="5.707cm" svg:y2="7.992cm">
            <text:p/>
          </draw:line>
        </draw:g>
        <draw:g>
          <draw:line draw:style-name="gr9" draw:text-style-name="P1" draw:layer="layout" svg:x1="5.944cm" svg:y1="7.041cm" svg:x2="5.764cm" svg:y2="7.041cm">
            <text:p/>
          </draw:line>
          <draw:line draw:style-name="gr10" draw:text-style-name="P1" draw:layer="layout" svg:x1="5.826cm" svg:y1="7.129cm" svg:x2="5.867cm" svg:y2="6.954cm">
            <text:p/>
          </draw:line>
        </draw:g>
        <draw:g>
          <draw:line draw:style-name="gr11" draw:text-style-name="P1" draw:layer="layout" svg:x1="4.546cm" svg:y1="5.85cm" svg:x2="4.366cm" svg:y2="5.85cm">
            <text:p/>
          </draw:line>
          <draw:line draw:style-name="gr12" draw:text-style-name="P1" draw:layer="layout" svg:x1="4.428cm" svg:y1="5.938cm" svg:x2="4.469cm" svg:y2="5.763cm">
            <text:p/>
          </draw:line>
        </draw:g>
        <draw:line draw:style-name="gr13" draw:text-style-name="P4" draw:layer="layout" svg:x1="4.863cm" svg:y1="7.83cm" svg:x2="4.863cm" svg:y2="8.021cm">
          <text:p/>
        </draw:line>
        <draw:line draw:style-name="gr13" draw:text-style-name="P4" draw:layer="layout" svg:x1="5.184cm" svg:y1="6.351cm" svg:x2="5.051cm" svg:y2="6.488cm">
          <text:p/>
        </draw:line>
        <draw:frame draw:style-name="gr14" draw:text-style-name="P3" draw:layer="layout" svg:width="0.671cm" svg:height="0.659cm" svg:x="4.516cm" svg:y="7.893cm">
          <draw:text-box>
            <text:p text:style-name="P2"><text:span text:style-name="T1">I</text:span></text:p>
          </draw:text-box>
        </draw:frame>
        <draw:frame draw:style-name="gr15" draw:text-style-name="P3" draw:layer="layout" svg:width="0.671cm" svg:height="0.659cm" svg:x="4.981cm" svg:y="5.899cm">
          <draw:text-box>
            <text:p text:style-name="P2"><text:span text:style-name="T1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Gothic" svg:font-family="Gothic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79" draw:display-name="Dashed (var) 179" draw:style="rect" draw:dots1="1" draw:dots1-length="73%" draw:distance="54%"/>
    <draw:stroke-dash draw:name="Dashed_20__28_var_29__20_181" draw:display-name="Dashed (var) 181" draw:style="rect" draw:dots1="1" draw:dots1-length="73%" draw:distance="54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N </meta:initial-creator>
    <meta:creation-date>2018-06-13T14:25:15.488395942</meta:creation-date>
    <dc:date>2018-06-13T15:03:48.071961763</dc:date>
    <dc:creator>BN </dc:creator>
    <meta:editing-duration>PT17M15S</meta:editing-duration>
    <meta:editing-cycles>2</meta:editing-cycles>
    <meta:generator>LibreOffice/4.3.3.2$Linux_X86_64 LibreOffice_project/430m0$Build-2</meta:generator>
    <meta:document-statistic meta:object-count="20"/>
  </office:meta>
</office:document-meta>
</file>